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10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1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1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6"><draw:frame draw:style-name="fr1" draw:name="image:asimage(load(record, 'company_logo'))" text:anchor-type="as-char" style:rel-width="90%" svg:height="1cm" style:rel-height="scale-min" draw:z-index="0"><draw:text-box fo:min-width="3.027cm"><text:p text:style-name="P15"/></draw:text-box></draw:frame></text:p>
            <text:p text:style-name="P16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5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7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9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8"><draw:frame draw:style-name="fr3" draw:name="image: barcode(load(record, 'ean13'), 'ean13')" text:anchor-type="as-char" svg:width="3.36cm" svg:height="1cm" draw:z-index="2"><draw:text-box><text:p text:style-name="P15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3T18:06:53.862214972</dc:date>
    <meta:editing-duration>PT17H8M16S</meta:editing-duration>
    <meta:editing-cycles>22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3" meta:character-count="1023" meta:non-whitespace-character-count="957"/>
  </office:meta>
</office:document-meta>
</file>